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51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187.8pt"/>
    </style:style>
    <style:style style:name="co6" style:family="table-column">
      <style:table-column-properties fo:break-before="auto" style:column-width="181.39pt"/>
    </style:style>
    <style:style style:name="co7" style:family="table-column">
      <style:table-column-properties fo:break-before="auto" style:column-width="351.84pt"/>
    </style:style>
    <style:style style:name="co8" style:family="table-column">
      <style:table-column-properties fo:break-before="auto" style:column-width="343.5pt"/>
    </style:style>
    <style:style style:name="co9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6" style:family="table-cell" style:parent-style-name="Default">
      <style:table-cell-properties fo:background-color="#eeeeee" fo:border="0.06pt solid #000000"/>
      <style:text-properties style:font-name="Courier 10 Pitch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ourier 10 Pitch" style:font-name-asian="Noto Sans CJK SC Regular" style:font-name-complex="FreeSans"/>
    </style:style>
    <style:style style:name="ce8" style:family="table-cell" style:parent-style-name="Default">
      <style:table-cell-properties fo:background-color="transparent" fo:border="0.06pt solid #000000"/>
      <style:text-properties style:font-name="Courier 10 Pitch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10 Pitch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style:font-name="Courier 10 Pitch"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ourier 10 Pitch"/>
    </style:style>
    <style:style style:name="ce13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ourier 10 Pitch"/>
    </style:style>
    <style:style style:name="ce14" style:family="table-cell" style:parent-style-name="Default" style:data-style-name="N61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 style:font-name-asian="Noto Sans CJK SC Regular" style:font-name-complex="FreeSans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8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ourier 10 Pitch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Courier 10 Pitch"/>
    </style:style>
    <style:style style:name="ce20" style:family="table-cell" style:parent-style-name="Default">
      <style:text-properties style:font-name="Courier 10 Pitch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_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r</text:p>
          </table:table-cell>
          <table:table-cell office:value-type="float" office:value="164" calcext:value-type="float">
            <text:p>164</text:p>
          </table:table-cell>
          <table:table-cell table:formula="of:=ROUND([.B1]/[.$B$17];4)" office:value-type="float" office:value="0.012" calcext:value-type="float">
            <text:p>0.012</text:p>
          </table:table-cell>
          <table:table-cell table:formula="of:=ROUND(4874/[.B1];4)" office:value-type="float" office:value="29.7195" calcext:value-type="float">
            <text:p>29.7195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1147" calcext:value-type="float">
            <text:p>1147</text:p>
          </table:table-cell>
          <table:table-cell table:formula="of:=ROUND([.B2]/[.$B$17];4)" office:value-type="float" office:value="0.084" calcext:value-type="float">
            <text:p>0.084</text:p>
          </table:table-cell>
          <table:table-cell table:formula="of:=ROUND(4874/[.B2];4)" office:value-type="float" office:value="4.2493" calcext:value-type="float">
            <text:p>4.2493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4874" calcext:value-type="float">
            <text:p>4874</text:p>
          </table:table-cell>
          <table:table-cell table:formula="of:=ROUND([.B3]/[.$B$17];4)" office:value-type="float" office:value="0.3571" calcext:value-type="float">
            <text:p>0.3571</text:p>
          </table:table-cell>
          <table:table-cell table:formula="of:=ROUND(4874/[.B3];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671" calcext:value-type="float">
            <text:p>671</text:p>
          </table:table-cell>
          <table:table-cell table:formula="of:=ROUND([.B4]/[.$B$17];4)" office:value-type="float" office:value="0.0492" calcext:value-type="float">
            <text:p>0.0492</text:p>
          </table:table-cell>
          <table:table-cell table:formula="of:=ROUND(4874/[.B4];4)" office:value-type="float" office:value="7.2638" calcext:value-type="float">
            <text:p>7.2638</text:p>
          </table:table-cell>
        </table:table-row>
        <table:table-row table:style-name="ro1">
          <table:table-cell office:value-type="string" calcext:value-type="string">
            <text:p>City View</text:p>
          </table:table-cell>
          <table:table-cell office:value-type="float" office:value="529" calcext:value-type="float">
            <text:p>529</text:p>
          </table:table-cell>
          <table:table-cell table:formula="of:=ROUND([.B5]/[.$B$17];4)" office:value-type="float" office:value="0.0388" calcext:value-type="float">
            <text:p>0.0388</text:p>
          </table:table-cell>
          <table:table-cell table:formula="of:=ROUND(4874/[.B5];4)" office:value-type="float" office:value="9.2136" calcext:value-type="float">
            <text:p>9.2136</text:p>
          </table:table-cell>
        </table:table-row>
        <table:table-row table:style-name="ro1">
          <table:table-cell office:value-type="string" calcext:value-type="string">
            <text:p>Dining</text:p>
          </table:table-cell>
          <table:table-cell office:value-type="float" office:value="453" calcext:value-type="float">
            <text:p>453</text:p>
          </table:table-cell>
          <table:table-cell table:formula="of:=ROUND([.B6]/[.$B$17];4)" office:value-type="float" office:value="0.0332" calcext:value-type="float">
            <text:p>0.0332</text:p>
          </table:table-cell>
          <table:table-cell table:formula="of:=ROUND(4874/[.B6];4)" office:value-type="float" office:value="10.7594" calcext:value-type="float">
            <text:p>10.7594</text:p>
          </table:table-cell>
        </table:table-row>
        <table:table-row table:style-name="ro1">
          <table:table-cell office:value-type="string" calcext:value-type="string">
            <text:p>Hotel Front</text:p>
          </table:table-cell>
          <table:table-cell office:value-type="float" office:value="832" calcext:value-type="float">
            <text:p>832</text:p>
          </table:table-cell>
          <table:table-cell table:formula="of:=ROUND([.B7]/[.$B$17];4)" office:value-type="float" office:value="0.061" calcext:value-type="float">
            <text:p>0.061</text:p>
          </table:table-cell>
          <table:table-cell table:formula="of:=ROUND(4874/[.B7];4)" office:value-type="float" office:value="5.8582" calcext:value-type="float">
            <text:p>5.8582</text:p>
          </table:table-cell>
        </table:table-row>
        <table:table-row table:style-name="ro1">
          <table:table-cell office:value-type="string" calcext:value-type="string">
            <text:p>Hotel Exterior</text:p>
          </table:table-cell>
          <table:table-cell office:value-type="float" office:value="977" calcext:value-type="float">
            <text:p>977</text:p>
          </table:table-cell>
          <table:table-cell table:formula="of:=ROUND([.B8]/[.$B$17];4)" office:value-type="float" office:value="0.0716" calcext:value-type="float">
            <text:p>0.0716</text:p>
          </table:table-cell>
          <table:table-cell table:formula="of:=ROUND(4874/[.B8];4)" office:value-type="float" office:value="4.9887" calcext:value-type="float">
            <text:p>4.9887</text:p>
          </table:table-cell>
        </table:table-row>
        <table:table-row table:style-name="ro1">
          <table:table-cell office:value-type="string" calcext:value-type="string">
            <text:p>Hotel Interior</text:p>
          </table:table-cell>
          <table:table-cell office:value-type="float" office:value="794" calcext:value-type="float">
            <text:p>794</text:p>
          </table:table-cell>
          <table:table-cell table:formula="of:=ROUND([.B9]/[.$B$17];4)" office:value-type="float" office:value="0.0582" calcext:value-type="float">
            <text:p>0.0582</text:p>
          </table:table-cell>
          <table:table-cell table:formula="of:=ROUND(4874/[.B9];4)" office:value-type="float" office:value="6.1385" calcext:value-type="float">
            <text:p>6.1385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448" calcext:value-type="float">
            <text:p>448</text:p>
          </table:table-cell>
          <table:table-cell table:formula="of:=ROUND([.B10]/[.$B$17];4)" office:value-type="float" office:value="0.0328" calcext:value-type="float">
            <text:p>0.0328</text:p>
          </table:table-cell>
          <table:table-cell table:formula="of:=ROUND(4874/[.B10];4)" office:value-type="float" office:value="10.8795" calcext:value-type="float">
            <text:p>10.8795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office:value-type="float" office:value="476" calcext:value-type="float">
            <text:p>476</text:p>
          </table:table-cell>
          <table:table-cell table:formula="of:=ROUND([.B11]/[.$B$17];4)" office:value-type="float" office:value="0.0349" calcext:value-type="float">
            <text:p>0.0349</text:p>
          </table:table-cell>
          <table:table-cell table:formula="of:=ROUND(4874/[.B11];4)" office:value-type="float" office:value="10.2395" calcext:value-type="float">
            <text:p>10.2395</text:p>
          </table:table-cell>
        </table:table-row>
        <table:table-row table:style-name="ro1">
          <table:table-cell office:value-type="string" calcext:value-type="string">
            <text:p>Lobby</text:p>
          </table:table-cell>
          <table:table-cell office:value-type="float" office:value="692" calcext:value-type="float">
            <text:p>692</text:p>
          </table:table-cell>
          <table:table-cell table:formula="of:=ROUND([.B12]/[.$B$17];4)" office:value-type="float" office:value="0.0507" calcext:value-type="float">
            <text:p>0.0507</text:p>
          </table:table-cell>
          <table:table-cell table:formula="of:=ROUND(4874/[.B12];4)" office:value-type="float" office:value="7.0434" calcext:value-type="float">
            <text:p>7.0434</text:p>
          </table:table-cell>
        </table:table-row>
        <table:table-row table:style-name="ro1">
          <table:table-cell office:value-type="string" calcext:value-type="string">
            <text:p>Natural View</text:p>
          </table:table-cell>
          <table:table-cell office:value-type="float" office:value="693" calcext:value-type="float">
            <text:p>693</text:p>
          </table:table-cell>
          <table:table-cell table:formula="of:=ROUND([.B13]/[.$B$17];4)" office:value-type="float" office:value="0.0508" calcext:value-type="float">
            <text:p>0.0508</text:p>
          </table:table-cell>
          <table:table-cell table:formula="of:=ROUND(4874/[.B13];4)" office:value-type="float" office:value="7.0332" calcext:value-type="float">
            <text:p>7.0332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426" calcext:value-type="float">
            <text:p>426</text:p>
          </table:table-cell>
          <table:table-cell table:formula="of:=ROUND([.B14]/[.$B$17];4)" office:value-type="float" office:value="0.0312" calcext:value-type="float">
            <text:p>0.0312</text:p>
          </table:table-cell>
          <table:table-cell table:formula="of:=ROUND(4874/[.B14];4)" office:value-type="float" office:value="11.4413" calcext:value-type="float">
            <text:p>11.4413</text:p>
          </table:table-cell>
        </table:table-row>
        <table:table-row table:style-name="ro1">
          <table:table-cell office:value-type="string" calcext:value-type="string">
            <text:p>Recreation</text:p>
          </table:table-cell>
          <table:table-cell office:value-type="float" office:value="255" calcext:value-type="float">
            <text:p>255</text:p>
          </table:table-cell>
          <table:table-cell table:formula="of:=ROUND([.B15]/[.$B$17];4)" office:value-type="float" office:value="0.0187" calcext:value-type="float">
            <text:p>0.0187</text:p>
          </table:table-cell>
          <table:table-cell table:formula="of:=ROUND(4874/[.B15];4)" office:value-type="float" office:value="19.1137" calcext:value-type="float">
            <text:p>19.1137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219" calcext:value-type="float">
            <text:p>219</text:p>
          </table:table-cell>
          <table:table-cell table:formula="of:=ROUND([.B16]/[.$B$17];4)" office:value-type="float" office:value="0.016" calcext:value-type="float">
            <text:p>0.016</text:p>
          </table:table-cell>
          <table:table-cell table:formula="of:=ROUND(4874/[.B16];4)" office:value-type="float" office:value="22.2557" calcext:value-type="float">
            <text:p>22.2557</text:p>
          </table:table-cell>
        </table:table-row>
        <table:table-row table:style-name="ro1">
          <table:table-cell/>
          <table:table-cell table:formula="of:=SUM([.B1:.B16])" office:value-type="float" office:value="13650" calcext:value-type="float">
            <text:p>13650</text:p>
          </table:table-cell>
          <table:table-cell table:formula="of:=SUM([.C1:.C16])" office:value-type="float" office:value="1.0002" calcext:value-type="float">
            <text:p>1.0002</text:p>
          </table:table-cell>
          <table:table-cell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r</text:p>
          </table:table-cell>
          <table:table-cell office:value-type="float" office:value="0.3571" calcext:value-type="float">
            <text:p>0.3571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City View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string" calcext:value-type="string">
            <text:p>Dining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string" calcext:value-type="string">
            <text:p>Hotel Front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string" calcext:value-type="string">
            <text:p>Hotel Exterior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Hotel Interior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0.0582" calcext:value-type="float">
            <text:p>0.0582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string" calcext:value-type="string">
            <text:p>Lobby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string" calcext:value-type="string">
            <text:p>Natural View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Recreation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0.084" calcext:value-type="float">
            <text:p>0.084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Top-1 error</text:p>
          </table:table-cell>
          <table:table-cell table:style-name="ce2" office:value-type="string" calcext:value-type="string">
            <text:p>Top-5 error</text:p>
          </table:table-cell>
        </table:table-row>
        <table:table-row table:style-name="ro1">
          <table:table-cell/>
          <table:table-cell office:value-type="string" calcext:value-type="string">
            <text:p>AlexNet</text:p>
          </table:table-cell>
          <table:table-cell office:value-type="float" office:value="43.45" calcext:value-type="float">
            <text:p>43.45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/>
          <table:table-cell office:value-type="string" calcext:value-type="string">
            <text:p>VGG-11</text:p>
          </table:table-cell>
          <table:table-cell office:value-type="float" office:value="30.98" calcext:value-type="float">
            <text:p>30.98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/>
          <table:table-cell office:value-type="string" calcext:value-type="string">
            <text:p>VGG-13</text:p>
          </table:table-cell>
          <table:table-cell office:value-type="float" office:value="30.07" calcext:value-type="float">
            <text:p>30.07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28.41" calcext:value-type="float">
            <text:p>28.41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/>
          <table:table-cell office:value-type="string" calcext:value-type="string">
            <text:p>VGG-19</text:p>
          </table:table-cell>
          <table:table-cell office:value-type="float" office:value="27.62" calcext:value-type="float">
            <text:p>27.62</text:p>
          </table:table-cell>
          <table:table-cell office:value-type="float" office:value="9.12" calcext:value-type="float">
            <text:p>9.12</text:p>
          </table:table-cell>
        </table:table-row>
        <table:table-row table:style-name="ro2">
          <table:table-cell/>
          <table:table-cell office:value-type="string" calcext:value-type="string">
            <text:p>VGG-11 with batch normalization</text:p>
          </table:table-cell>
          <table:table-cell office:value-type="float" office:value="29.62" calcext:value-type="float">
            <text:p>29.62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2">
          <table:table-cell/>
          <table:table-cell office:value-type="string" calcext:value-type="string">
            <text:p>VGG-13 with batch normalization</text:p>
          </table:table-cell>
          <table:table-cell office:value-type="float" office:value="28.45" calcext:value-type="float">
            <text:p>28.45</text:p>
          </table:table-cell>
          <table:table-cell office:value-type="float" office:value="9.63" calcext:value-type="float">
            <text:p>9.63</text:p>
          </table:table-cell>
        </table:table-row>
        <table:table-row table:style-name="ro2">
          <table:table-cell/>
          <table:table-cell office:value-type="string" calcext:value-type="string">
            <text:p>VGG-16 with batch normalization</text:p>
          </table:table-cell>
          <table:table-cell office:value-type="float" office:value="26.63" calcext:value-type="float">
            <text:p>26.63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/>
          <table:table-cell office:value-type="string" calcext:value-type="string">
            <text:p>VGG-19 with batch normalization</text:p>
          </table:table-cell>
          <table:table-cell office:value-type="float" office:value="25.76" calcext:value-type="float">
            <text:p>25.76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/>
          <table:table-cell office:value-type="string" calcext:value-type="string">
            <text:p>ResNet-18</text:p>
          </table:table-cell>
          <table:table-cell office:value-type="float" office:value="30.24" calcext:value-type="float">
            <text:p>30.24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/>
          <table:table-cell office:value-type="string" calcext:value-type="string">
            <text:p>ResNet-34</text:p>
          </table:table-cell>
          <table:table-cell office:value-type="float" office:value="26.7" calcext:value-type="float">
            <text:p>26.7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/>
          <table:table-cell office:value-type="string" calcext:value-type="string">
            <text:p>ResNet-50</text:p>
          </table:table-cell>
          <table:table-cell office:value-type="float" office:value="23.85" calcext:value-type="float">
            <text:p>23.85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/>
          <table:table-cell office:value-type="string" calcext:value-type="string">
            <text:p>ResNet-101</text:p>
          </table:table-cell>
          <table:table-cell office:value-type="float" office:value="22.63" calcext:value-type="float">
            <text:p>22.63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/>
          <table:table-cell office:value-type="string" calcext:value-type="string">
            <text:p>ResNet-152</text:p>
          </table:table-cell>
          <table:table-cell office:value-type="float" office:value="21.69" calcext:value-type="float">
            <text:p>21.69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/>
          <table:table-cell office:value-type="string" calcext:value-type="string">
            <text:p>SqueezeNet 1.0</text:p>
          </table:table-cell>
          <table:table-cell office:value-type="float" office:value="41.9" calcext:value-type="float">
            <text:p>41.9</text:p>
          </table:table-cell>
          <table:table-cell office:value-type="float" office:value="19.58" calcext:value-type="float">
            <text:p>19.58</text:p>
          </table:table-cell>
        </table:table-row>
        <table:table-row table:style-name="ro1">
          <table:table-cell/>
          <table:table-cell office:value-type="string" calcext:value-type="string">
            <text:p>SqueezeNet 1.1</text:p>
          </table:table-cell>
          <table:table-cell office:value-type="float" office:value="41.81" calcext:value-type="float">
            <text:p>41.81</text:p>
          </table:table-cell>
          <table:table-cell office:value-type="float" office:value="19.38" calcext:value-type="float">
            <text:p>19.38</text:p>
          </table:table-cell>
        </table:table-row>
        <table:table-row table:style-name="ro1">
          <table:table-cell/>
          <table:table-cell office:value-type="string" calcext:value-type="string">
            <text:p>Densenet-121</text:p>
          </table:table-cell>
          <table:table-cell office:value-type="float" office:value="25.35" calcext:value-type="float">
            <text:p>25.35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/>
          <table:table-cell office:value-type="string" calcext:value-type="string">
            <text:p>Densenet-16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ensenet-201</text:p>
          </table:table-cell>
          <table:table-cell office:value-type="float" office:value="22.8" calcext:value-type="float">
            <text:p>22.8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/>
          <table:table-cell office:value-type="string" calcext:value-type="string">
            <text:p>Densenet-161</text:p>
          </table:table-cell>
          <table:table-cell office:value-type="float" office:value="22.35" calcext:value-type="float">
            <text:p>22.3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string" calcext:value-type="string">
            <text:p>Inception v3</text:p>
          </table:table-cell>
          <table:table-cell office:value-type="float" office:value="22.55" calcext:value-type="float">
            <text:p>22.55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/>
          <table:table-cell office:value-type="string" calcext:value-type="string">
            <text:p>GoogleNet</text:p>
          </table:table-cell>
          <table:table-cell office:value-type="float" office:value="30.22" calcext:value-type="float">
            <text:p>30.22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/>
          <table:table-cell office:value-type="string" calcext:value-type="string">
            <text:p>ShuffleNet V2</text:p>
          </table:table-cell>
          <table:table-cell office:value-type="float" office:value="30.64" calcext:value-type="float">
            <text:p>30.64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/>
          <table:table-cell office:value-type="string" calcext:value-type="string">
            <text:p>MobileNet V2</text:p>
          </table:table-cell>
          <table:table-cell office:value-type="float" office:value="28.12" calcext:value-type="float">
            <text:p>28.12</text:p>
          </table:table-cell>
          <table:table-cell office:value-type="float" office:value="9.71" calcext:value-type="float">
            <text:p>9.71</text:p>
          </table:table-cell>
        </table:table-row>
      </table:table>
      <table:table table:name="Sheet4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Default"/>
        <table:table-row table:style-name="ro1">
          <table:table-cell/>
          <table:table-cell table:style-name="ce4" table:number-columns-repeated="2"/>
          <table:table-cell table:style-name="ce9" table:number-columns-repeated="2"/>
          <table:table-cell table:style-name="ce20"/>
        </table:table-row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Resnet152</text:p>
          </table:table-cell>
          <table:table-cell table:style-name="ce10" office:value-type="string" calcext:value-type="string">
            <text:p>Densenet201</text:p>
          </table:table-cell>
          <table:table-cell table:style-name="ce20"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SGD + Cosine</text:p>
          </table:table-cell>
          <table:table-cell table:style-name="ce6" office:value-type="string" calcext:value-type="string">
            <text:p>Epoch best acc val</text:p>
          </table:table-cell>
          <table:table-cell table:style-name="ce11" office:value-type="string" calcext:value-type="string">
            <text:p>11 de 15</text:p>
          </table:table-cell>
          <table:table-cell table:style-name="ce11" office:value-type="string" calcext:value-type="string">
            <text:p>12 de 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Val_acc</text:p>
          </table:table-cell>
          <table:table-cell table:style-name="ce11" office:value-type="float" office:value="0.8161" calcext:value-type="float">
            <text:p>0.8161</text:p>
          </table:table-cell>
          <table:table-cell table:style-name="ce11" office:value-type="float" office:value="0.8179" calcext:value-type="float">
            <text:p>0.8179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Train_acc</text:p>
          </table:table-cell>
          <table:table-cell table:style-name="ce11" office:value-type="float" office:value="0.8811" calcext:value-type="float">
            <text:p>0.8811</text:p>
          </table:table-cell>
          <table:table-cell table:style-name="ce11" office:value-type="float" office:value="0.8815" calcext:value-type="float">
            <text:p>0.88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verfit epoch</text:p>
          </table:table-cell>
          <table:table-cell table:style-name="ce11" office:value-type="string" calcext:value-type="string">
            <text:p>7 de 15 </text:p>
          </table:table-cell>
          <table:table-cell table:style-name="ce11" office:value-type="string" calcext:value-type="string">
            <text:p>7 de 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t Overfit start Val_acc</text:p>
          </table:table-cell>
          <table:table-cell table:style-name="ce11" office:value-type="float" office:value="0.8033" calcext:value-type="float">
            <text:p>0.8033</text:p>
          </table:table-cell>
          <table:table-cell table:style-name="ce11" office:value-type="float" office:value="0.7755" calcext:value-type="float">
            <text:p>0.775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t Overfit start Train_acc</text:p>
          </table:table-cell>
          <table:table-cell table:style-name="ce11" office:value-type="float" office:value="0.8167" calcext:value-type="float">
            <text:p>0.8167</text:p>
          </table:table-cell>
          <table:table-cell table:style-name="ce11" office:value-type="float" office:value="0.8077" calcext:value-type="float">
            <text:p>0.8077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Learning_rate</text:p>
          </table:table-cell>
          <table:table-cell table:style-name="ce11" office:value-type="float" office:value="0.000001" calcext:value-type="float">
            <text:p>0.000001</text:p>
          </table:table-cell>
          <table:table-cell table:style-name="ce17" office:value-type="float" office:value="0.000001" calcext:value-type="float">
            <text:p>1.00E-06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pt_params</text:p>
          </table:table-cell>
          <table:table-cell table:number-columns-repeated="2" table:style-name="ce11" office:value-type="string" calcext:value-type="string">
            <text:p>T_max=128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Training</text:p>
          </table:table-cell>
          <table:table-cell table:style-name="ce11" office:value-type="float" office:value="0.775" calcext:value-type="float">
            <text:p>0.775</text:p>
          </table:table-cell>
          <table:table-cell table:style-name="ce11" office:value-type="float" office:value="0.7702" calcext:value-type="float">
            <text:p>0.7702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Final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Weigths filename</text:p>
          </table:table-cell>
          <table:table-cell table:style-name="ce11" office:value-type="string" calcext:value-type="string">
            <text:p>resnet152_SGD_1e-06_LRSched682_15ep16bs_1563006134.pth</text:p>
          </table:table-cell>
          <table:table-cell table:style-name="ce11" office:value-type="string" calcext:value-type="string">
            <text:p>densenet_SGD_1e-06_LRSched682_15ep16bs_1563037923.pth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SGD + ReduceLROnPlateau</text:p>
          </table:table-cell>
          <table:table-cell table:style-name="ce8" office:value-type="string" calcext:value-type="string">
            <text:p>Epoch best acc val</text:p>
          </table:table-cell>
          <table:table-cell table:style-name="ce12" office:value-type="string" calcext:value-type="string">
            <text:p>15 de 15</text:p>
          </table:table-cell>
          <table:table-cell table:style-name="ce12" office:value-type="string" calcext:value-type="string">
            <text:p>13 de 15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Val_acc</text:p>
          </table:table-cell>
          <table:table-cell table:style-name="ce12" office:value-type="float" office:value="0.8304" calcext:value-type="float">
            <text:p>0.8304</text:p>
          </table:table-cell>
          <table:table-cell table:style-name="ce12" office:value-type="float" office:value="0.8158" calcext:value-type="float">
            <text:p>0.8158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in_acc</text:p>
          </table:table-cell>
          <table:table-cell table:style-name="ce12" office:value-type="float" office:value="0.9018" calcext:value-type="float">
            <text:p>0.9018</text:p>
          </table:table-cell>
          <table:table-cell table:style-name="ce12" office:value-type="float" office:value="0.8837" calcext:value-type="float">
            <text:p>0.8837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Overfit start epoch</text:p>
          </table:table-cell>
          <table:table-cell table:style-name="ce12" office:value-type="string" calcext:value-type="string">
            <text:p>7 de 15 </text:p>
          </table:table-cell>
          <table:table-cell table:style-name="ce18" office:value-type="string" calcext:value-type="string">
            <text:p>6 de 15 (loss oscilante)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t Overfit start Val_acc</text:p>
          </table:table-cell>
          <table:table-cell table:style-name="ce12" office:value-type="float" office:value="0.8018" calcext:value-type="float">
            <text:p>0.8018</text:p>
          </table:table-cell>
          <table:table-cell table:style-name="ce19" office:value-type="float" office:value="0.7824" calcext:value-type="float">
            <text:p>0.7824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t Overfit start Train_acc</text:p>
          </table:table-cell>
          <table:table-cell table:style-name="ce12" office:value-type="float" office:value="0.8027" calcext:value-type="float">
            <text:p>0.8027</text:p>
          </table:table-cell>
          <table:table-cell table:style-name="ce19" office:value-type="float" office:value="0.8229" calcext:value-type="float">
            <text:p>0.8229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Learning_rate</text:p>
          </table:table-cell>
          <table:table-cell table:number-columns-repeated="2" table:style-name="ce13" office:value-type="float" office:value="0.000001" calcext:value-type="float">
            <text:p>1.00E-06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Opt_params</text:p>
          </table:table-cell>
          <table:table-cell table:number-columns-repeated="2" table:style-name="ce12" office:value-type="string" calcext:value-type="string">
            <text:p>threshold=1e-2, mode='min'</text:p>
          </table:table-cell>
          <table:table-cell office:value-type="string" calcext:value-type="string">
            <text:p>patience=2, verbose=True</text:p>
          </table:table-cell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Bal Acc Score Training</text:p>
          </table:table-cell>
          <table:table-cell table:style-name="ce12" office:value-type="float" office:value="0.767" calcext:value-type="float">
            <text:p>0.767</text:p>
          </table:table-cell>
          <table:table-cell table:style-name="ce12" office:value-type="float" office:value="0.7762" calcext:value-type="float">
            <text:p>0.7762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Bal Acc Score Final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Weigths filename</text:p>
          </table:table-cell>
          <table:table-cell table:style-name="ce12" office:value-type="string" calcext:value-type="string">
            <text:p>resnet152_SGD_1e-06_LRSched682_15ep16bs_1562998167.pth</text:p>
          </table:table-cell>
          <table:table-cell table:style-name="ce12" office:value-type="string" calcext:value-type="string">
            <text:p>densenet_SGD_1e-06_LRSched682_15ep16bs_1562986467.pth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11">
            <text:p>SGD + Cosine + weight_decay</text:p>
          </table:table-cell>
          <table:table-cell table:style-name="ce6" office:value-type="string" calcext:value-type="string">
            <text:p>Epoch best acc val</text:p>
          </table:table-cell>
          <table:table-cell table:number-columns-repeated="2" table:style-name="ce11" office:value-type="string" calcext:value-type="string">
            <text:p>15 de 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Val_acc</text:p>
          </table:table-cell>
          <table:table-cell table:style-name="ce11" office:value-type="float" office:value="0.8165" calcext:value-type="float">
            <text:p>0.8165</text:p>
          </table:table-cell>
          <table:table-cell table:style-name="ce11" office:value-type="float" office:value="0.8125" calcext:value-type="float">
            <text:p>0.812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Train_acc</text:p>
          </table:table-cell>
          <table:table-cell table:style-name="ce11" office:value-type="float" office:value="0.9353" calcext:value-type="float">
            <text:p>0.9353</text:p>
          </table:table-cell>
          <table:table-cell table:style-name="ce11" office:value-type="float" office:value="0.9185" calcext:value-type="float">
            <text:p>0.918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verfit epoch</text:p>
          </table:table-cell>
          <table:table-cell table:style-name="ce11" office:value-type="string" calcext:value-type="string">
            <text:p>6 de 15</text:p>
          </table:table-cell>
          <table:table-cell table:style-name="ce11" office:value-type="string" calcext:value-type="string">
            <text:p>8 de 1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t Overfit start Val_acc</text:p>
          </table:table-cell>
          <table:table-cell table:style-name="ce11" office:value-type="float" office:value="0.8073" calcext:value-type="float">
            <text:p>0.8073</text:p>
          </table:table-cell>
          <table:table-cell table:style-name="ce11" office:value-type="float" office:value="0.8037" calcext:value-type="float">
            <text:p>0.8037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t Overfit start Train_acc</text:p>
          </table:table-cell>
          <table:table-cell table:style-name="ce11" office:value-type="float" office:value="0.7972" calcext:value-type="float">
            <text:p>0.7972</text:p>
          </table:table-cell>
          <table:table-cell table:style-name="ce11" office:value-type="float" office:value="0.8247" calcext:value-type="float">
            <text:p>0.8247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Learning_rate</text:p>
          </table:table-cell>
          <table:table-cell table:number-columns-repeated="2" table:style-name="ce14" office:value-type="float" office:value="0.000001" calcext:value-type="float">
            <text:p>1.00E-06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pt_params</text:p>
          </table:table-cell>
          <table:table-cell table:number-columns-repeated="2" table:style-name="ce15" office:value-type="string" calcext:value-type="string">
            <text:p>T_max=128, weight_decay=1e-2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Training</text:p>
          </table:table-cell>
          <table:table-cell table:style-name="ce11" office:value-type="float" office:value="0.7632" calcext:value-type="float">
            <text:p>0.7632</text:p>
          </table:table-cell>
          <table:table-cell table:style-name="ce11" office:value-type="float" office:value="0.7672" calcext:value-type="float">
            <text:p>0.7672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Final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Weigths filename</text:p>
          </table:table-cell>
          <table:table-cell table:style-name="ce11" office:value-type="string" calcext:value-type="string">
            <text:p>resnet152_SGD_1e-06_LRSched682_15ep16bs_1563086248.pth</text:p>
          </table:table-cell>
          <table:table-cell table:style-name="ce11" office:value-type="string" calcext:value-type="string">
            <text:p>densenet_SGD_1e-06_LRSched682_15ep16bs_1563070715.pth</text:p>
          </table:table-cell>
          <table:table-cell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1.A1:Sheet1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4">00/00/0000</text:date>, <text:time style:data-style-name="N2" text:time-value="23:20:00.574886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2:44:59.942018157</meta:creation-date>
    <dc:date>2019-07-14T11:18:12.609693675</dc:date>
    <meta:editing-duration>P1DT13H24M28S</meta:editing-duration>
    <meta:editing-cycles>10</meta:editing-cycles>
    <meta:generator>LibreOffice/5.1.6.2$Linux_X86_64 LibreOffice_project/10m0$Build-2</meta:generator>
    <meta:document-statistic meta:table-count="4" meta:cell-count="272" meta:object-count="0"/>
  </office:meta>
</office:document-meta>
</file>